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5582" officeooo:paragraph-rsid="001a558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5582" officeooo:paragraph-rsid="001a558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5582" officeooo:paragraph-rsid="001a826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8262" officeooo:paragraph-rsid="001a826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8262" officeooo:paragraph-rsid="001c371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3718" officeooo:paragraph-rsid="001c371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c3718" officeooo:paragraph-rsid="001d6d7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6d75" officeooo:paragraph-rsid="001d6d7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3718" officeooo:paragraph-rsid="001c37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8262" style:font-weight-asian="normal" style:font-weight-complex="normal"/>
    </style:style>
    <style:style style:name="T3" style:family="text">
      <style:text-properties fo:font-weight="normal" officeooo:rsid="001c3718" style:font-weight-asian="normal" style:font-weight-complex="normal"/>
    </style:style>
    <style:style style:name="T4" style:family="text">
      <style:text-properties fo:font-weight="normal" officeooo:rsid="001d6d75" style:font-weight-asian="normal" style:font-weight-complex="normal"/>
    </style:style>
    <style:style style:name="T5" style:family="text">
      <style:text-properties officeooo:rsid="001c3718"/>
    </style:style>
    <style:style style:name="T6" style:family="text">
      <style:text-properties officeooo:rsid="001d6d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GOIÁS</text:p>
      <text:p text:style-name="P1">ARQUITETURA E ORGANIZAÇÃO DE COMPUTADORES</text:p>
      <text:p text:style-name="P1">VICTOR HUGO VIEIRA CRUZ</text:p>
      <text:p text:style-name="P1"/>
      <text:p text:style-name="P2">1.a.i -</text:p>
      <text:p text:style-name="P2"><text:tab/><text:span text:style-name="T1">Escolhi o arquivo AdditionExample.asm:</text:span></text:p>
      <text:p text:style-name="P2"><text:span text:style-name="T1">“.text” – afirma que iniciará a execução a partir do texto.</text:span></text:p>
      <text:p text:style-name="P2"><text:span text:style-name="T1">“push var1” – enviou valor na memória para var1</text:span></text:p>
      <text:p text:style-name="P2"><text:span text:style-name="T1">“push var2” – enviou valor na memória para var 2</text:span></text:p>
      <text:p text:style-name="P2"><text:span text:style-name="T1">“add” – adiciona os itens var1 e var2</text:span></text:p>
      <text:p text:style-name="P2"><text:span text:style-name="T1">“pop </text:span><text:span text:style-name="T2">ans</text:span><text:span text:style-name="T1">” – retira o valor ans</text:span></text:p>
      <text:p text:style-name="P2"><text:span text:style-name="T1">“.label halt” – afirma para o sistema parar</text:span></text:p>
      <text:p text:style-name="P2"><text:span text:style-name="T1">“pushi 0” – coloca o valor 0 imediatamente</text:span></text:p>
      <text:p text:style-name="P2"><text:span text:style-name="T1">“beqz halt” – </text:span><text:span text:style-name="T2">executa a instrução de parar </text:span></text:p>
      <text:p text:style-name="P2"><text:span text:style-name="T2">“# Answer is in data memory at address 0.” - define resposta na memória</text:span></text:p>
      <text:p text:style-name="P2"><text:span text:style-name="T2">“.data” – afirma que a partir de agora iniciará a definição de valores</text:span></text:p>
      <text:p text:style-name="P2"><text:span text:style-name="T2">“.label ans” – abaixo irá inserir valores</text:span></text:p>
      <text:p text:style-name="P2"><text:span text:style-name="T2">“.number 0” – define valor 0</text:span></text:p>
      <text:p text:style-name="P2"><text:span text:style-name="T2">“.label var1” – abaixo irá inserir valor em var1</text:span></text:p>
      <text:p text:style-name="P2"><text:span text:style-name="T2">“ .number 6” – define valor de var1 como 6</text:span></text:p>
      <text:p text:style-name="P3"><text:span text:style-name="T2">“.label var2“ – abaixo irá inserir valor em var2</text:span></text:p>
      <text:p text:style-name="P3"><text:span text:style-name="T2">“ .number 3” – define valor de var2 como 3</text:span></text:p>
      <text:p text:style-name="P3"><text:span text:style-name="T2"/></text:p>
      <text:p text:style-name="P4">i.a.ii-</text:p>
      <text:p text:style-name="P4"><text:tab/><text:span text:style-name="T1">É gerado arquivos que interpretaram/traduziram as instruções que estavam definidas no .asm. O .MC e o .dat.</text:span></text:p>
      <text:p text:style-name="P2"><text:span text:style-name="T1"/></text:p>
      <text:p text:style-name="P4">i.a.iii<text:span text:style-name="T1">-</text:span></text:p>
      <text:p text:style-name="P4"><text:span text:style-name="T1"><text:tab/>É o arquivo que interpretou as instruções em Assembly para a máquina.</text:span></text:p>
      <text:p text:style-name="P4"><text:span text:style-name="T1"/></text:p>
      <text:p text:style-name="P4">i.a.iv-<text:span text:style-name="T1"> </text:span></text:p>
      <text:p text:style-name="P4"><text:span text:style-name="T1"><text:tab/>É o arquivo que interpretou as definições de memória em Assembly e passou para hexadecimal o que deve ser inserido.</text:span></text:p>
      <text:p text:style-name="P4"><text:span text:style-name="T1"/></text:p>
      <text:p text:style-name="P4">1.g.i- </text:p>
      <text:p text:style-name="P4"><text:span text:style-name="T1"><text:tab/>São os valores de </text:span><text:span text:style-name="T3">instrução </text:span><text:span text:style-name="T1">do .ASM que passou pelo Assemblador e agora está em hexadecimal.</text:span></text:p>
      <text:p text:style-name="P4"><text:span text:style-name="T1"/></text:p>
      <text:p text:style-name="P4">1.g.ii<text:span text:style-name="T1">-</text:span></text:p>
      <text:p text:style-name="P4"><text:span text:style-name="T1"><text:tab/>Inseriu os valores do .MC </text:span><text:span text:style-name="T3">de instruções</text:span><text:span text:style-name="T1"> do logisim.</text:span></text:p>
      <text:p text:style-name="P4"><text:span text:style-name="T1"/></text:p>
      <text:p text:style-name="P5">1.<text:span text:style-name="T5">j</text:span>.i- </text:p>
      <text:p text:style-name="P5"><text:span text:style-name="T1"><text:tab/>São os valores de </text:span><text:span text:style-name="T3">memória </text:span><text:span text:style-name="T1">do .ASM que passou pelo Assemblador e agora está em hexadecimal.</text:span></text:p>
      <text:p text:style-name="P5"><text:span text:style-name="T1"/></text:p>
      <text:p text:style-name="P5">1.<text:span text:style-name="T5">j.</text:span>ii<text:span text:style-name="T1">-</text:span></text:p>
      <text:p text:style-name="P5"><text:span text:style-name="T1"><text:tab/>Inseriu os valores do .</text:span><text:span text:style-name="T3">DAT</text:span><text:span text:style-name="T1"> </text:span><text:span text:style-name="T3">de memória </text:span><text:span text:style-name="T1">do logisim.</text:span></text:p>
      <text:p text:style-name="P2"/>
      <text:p text:style-name="P6">1.k.i-</text:p>
      <text:p text:style-name="P6"><text:tab/><text:span text:style-name="T1">É o valor em hexadecimal da instrução a ser seguida e como ela processará. A via 0-7 segue pela memória de instruções e envia para os displays azuis, já a via 8-15 continua o fluxo para realizar a instrução com os valores de memória.</text:span></text:p>
      <text:p text:style-name="P6"><text:soft-page-break/>1.l.i.1-</text:p>
      <text:p text:style-name="P6"><text:tab/><text:span text:style-name="T1">Instrução de soma.</text:span></text:p>
      <text:p text:style-name="P6"><text:span text:style-name="T1"/></text:p>
      <text:p text:style-name="P6">1.l.i.2-</text:p>
      <text:p text:style-name="P6"><text:tab/><text:span text:style-name="T1">O endereço inserido na memória pelo .DAT anteriromente</text:span></text:p>
      <text:p text:style-name="P6">1.l.i.3-</text:p>
      <text:p text:style-name="P9"><text:tab/>000<text:span text:style-name="T6">0</text:span>, <text:span text:style-name="T6">que é o valor atualmente inserido</text:span>.</text:p>
      <text:p text:style-name="P6">1.l.i.4-</text:p>
      <text:p text:style-name="P7"><text:tab/><text:span text:style-name="T1">000</text:span><text:span text:style-name="T4">9</text:span><text:span text:style-name="T1">, <text:s/>que é o valor da soma, 000</text:span><text:span text:style-name="T4">9</text:span><text:span text:style-name="T1">.</text:span></text:p>
      <text:p text:style-name="P6"><text:span text:style-name="T1"/></text:p>
      <text:p text:style-name="P8">2- </text:p>
      <text:p text:style-name="P8"><text:tab/><text:span text:style-name="T1">Realiza o reset de todas memórias, retorno ao modelo incial.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5T20:56:01.520000000</meta:creation-date>
    <dc:date>2023-10-25T21:33:27.531000000</dc:date>
    <meta:editing-duration>PT4M5S</meta:editing-duration>
    <meta:editing-cycles>1</meta:editing-cycles>
    <meta:document-statistic meta:table-count="0" meta:image-count="0" meta:object-count="0" meta:page-count="2" meta:paragraph-count="47" meta:word-count="343" meta:character-count="1993" meta:non-whitespace-character-count="1662"/>
    <meta:generator>LibreOffice/7.0.6.2$Windows_X86_64 LibreOffice_project/144abb84a525d8e30c9dbbefa69cbbf2d8d4ae3b</meta:generator>
  </office:meta>
</office:document-meta>
</file>